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2" style:family="paragraph" style:parent-style-name="Standard">
      <style:paragraph-properties fo:text-align="start" style:justify-single-word="false"/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ngage de description des souhaits sur les éléments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us </meta:initial-creator>
    <meta:creation-date>2014-04-29T09:50:08</meta:creation-date>
    <dc:date>2014-04-29T09:51:25</dc:date>
    <dc:creator>Asus </dc:creator>
    <meta:editing-duration>PT15S</meta:editing-duration>
    <meta:editing-cycles>2</meta:editing-cycles>
    <meta:generator>LibreOffice/3.5$Linux_x86 LibreOffice_project/350m1$Build-2</meta:generator>
    <meta:document-statistic meta:table-count="0" meta:image-count="0" meta:object-count="0" meta:page-count="1" meta:paragraph-count="1" meta:word-count="8" meta:character-count="52" meta:non-whitespace-character-count="45"/>
  </office:meta>
</office:document-meta>
</file>